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C5D9F1"/>
    </style:style>
    <style:style style:name="ce4" style:family="table-cell" style:parent-style-name="Default" style:data-style-name="N0">
      <style:table-cell-properties fo:background-color="#FDE9D9"/>
      <style:text-properties fo:font-style="italic" style:font-style-asian="italic" style:font-style-complex="italic" style:text-underline-style="solid" style:text-underline-type="single"/>
    </style:style>
    <style:style style:name="ce5" style:family="table-cell" style:parent-style-name="Default" style:data-style-name="N0">
      <style:table-cell-properties fo:background-color="#FDE9D9"/>
    </style:style>
    <style:style style:name="ce6" style:family="table-cell" style:parent-style-name="Default" style:data-style-name="N0">
      <style:table-cell-properties fo:background-color="#FDE9D9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2.5677083333333cm" style:use-optimal-column-width="true"/>
    </style:style>
    <style:style style:name="co2" style:family="table-column">
      <style:table-column-properties fo:break-before="auto" style:column-width="5.45041666666667cm" style:use-optimal-column-width="true"/>
    </style:style>
    <style:style style:name="co3" style:family="table-column">
      <style:table-column-properties fo:break-before="auto" style:column-width="7.83166666666667cm" style:use-optimal-column-width="true"/>
    </style:style>
    <style:style style:name="co4" style:family="table-column">
      <style:table-column-properties fo:break-before="auto" style:column-width="8.5725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2">
            <text:p>GDF.90 Class and Method Signature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4">
            <text:p>Job Package</text:p>
          </table:table-cell>
          <table:table-cell table:style-name="ce4"/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WaitMod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_init_(self,servic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_del_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add(self,job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remove(self,job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get_job(self,job_i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get_states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list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size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_len_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run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ancel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wait(self,wait_mode=WaitMode.All,timeout=-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get_session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__init__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__del__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__str__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as_dict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attribute_exists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attribute_is_readonly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attribute_is_vector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attribute_is_writeable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get_attribute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get_session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get_vector_attribute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list_attributes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remove_attribute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et_attribute(self, key, valu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et_vector_attribute(self, key, valu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I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ID</text:p>
          </table:table-cell>
          <table:table-cell office:value-type="string" table:style-name="ce1">
            <text:p>__init__(self, service_url, native_i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ID</text:p>
          </table:table-cell>
          <table:table-cell office:value-type="string" table:style-name="ce1">
            <text:p>__str__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__init__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__del__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get_description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get_state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get_job_id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run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cancel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wait(self, timeout=-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__str__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as_dict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attribute_exists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attribute_is_readonly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attribute_is_vector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attribute_is_writeable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get_attribute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get_session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get_vector_attribute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list_attributes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remove_attribute(self, key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set_attribute(self, key, valu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set_vector_attribute(self, key, valu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ervi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__init__(self, url, session=Non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__del__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create_job(self, job_descriptio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get_job(self, job_i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list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get_session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from_url(url, session=Non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from_compute(self, compute_obj, session=None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Filesystem Package</text:p>
          </table:table-cell>
          <table:table-cell table:style-name="ce6"/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__init__(self, url, flags=None, session=Non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__del__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get_url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list(self, pattern=Non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remove(self, path=Non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make_dir(self, path, flags=Non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open_dir(self, path, flags=Non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copy(self, source, target, flags=Non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move(self, source, target, flags=Non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get_size(self, path=Non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close(self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esystem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get_session(self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Error Module</text:p>
          </table:table-cell>
          <table:table-cell table:style-name="ce6"/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AlreadyExists = 'AlreadyExists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DoesNotExist = 'DoesNotExist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ncorrectState = 'IncorrectState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BadParameter = 'BadParameter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IncorrectURL = 'IncorrectURL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AuthenticationFailed = 'AuthenticationFailed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AuthorizationFailed = 'AuthorizationFailed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PermissionDenied = 'PermissionDenied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imeout = 'Timeout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NoSuccess = 'NoSuccess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NotImplemented = 'NotImplemented'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Exception Module</text:p>
          </table:table-cell>
          <table:table-cell table:style-name="ce6"/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1">
            <text:p>Exception</text:p>
          </table:table-cell>
          <table:table-cell office:value-type="string" table:style-name="ce1">
            <text:p>Exce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ception</text:p>
          </table:table-cell>
          <table:table-cell office:value-type="string" table:style-name="ce1">
            <text:p>Exception</text:p>
          </table:table-cell>
          <table:table-cell office:value-type="string" table:style-name="ce1">
            <text:p>__init__(self, error, message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xception</text:p>
          </table:table-cell>
          <table:table-cell office:value-type="string" table:style-name="ce1">
            <text:p>Exception</text:p>
          </table:table-cell>
          <table:table-cell office:value-type="string" table:style-name="ce1">
            <text:p>__str__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xception</text:p>
          </table:table-cell>
          <table:table-cell office:value-type="string" table:style-name="ce1">
            <text:p>Exception</text:p>
          </table:table-cell>
          <table:table-cell office:value-type="string" table:style-name="ce1">
            <text:p>__unicode__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xception</text:p>
          </table:table-cell>
          <table:table-cell office:value-type="string" table:style-name="ce1">
            <text:p>Exception</text:p>
          </table:table-cell>
          <table:table-cell office:value-type="string" table:style-name="ce1">
            <text:p>message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xception</text:p>
          </table:table-cell>
          <table:table-cell office:value-type="string" table:style-name="ce1">
            <text:p>Exception</text:p>
          </table:table-cell>
          <table:table-cell office:value-type="string" table:style-name="ce1">
            <text:p>error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xception</text:p>
          </table:table-cell>
          <table:table-cell office:value-type="string" table:style-name="ce1">
            <text:p>Exception</text:p>
          </table:table-cell>
          <table:table-cell office:value-type="string" table:style-name="ce1">
            <text:p>traceback(self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ession Module</text:p>
          </table:table-cell>
          <table:table-cell table:style-name="ce6"/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1">
            <text:p>Session</text:p>
          </table:table-cell>
          <table:table-cell office:value-type="string" table:style-name="ce1">
            <text:p>Ses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ssion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__init__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__del__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__str__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add_context(self, context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remove_context(self, context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list_contexts(self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Url Module</text:p>
          </table:table-cell>
          <table:table-cell table:style-name="ce6"/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__init__(self, url=''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__str__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__unicode__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set_scheme(self, scheme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get_scheme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set_host(self, host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get_host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set_port(self, port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get_port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set_username(self, username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get_username(self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set_password(self, password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get_password(self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set_fragment(self, fragment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get_fragment(self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set_path(self, pat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get_path(self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set_query(self, pat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get_query(self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__del__(self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get_session(self)</text:p>
          </table:table-cell>
          <table:table-cell table:number-columns-repeated="16381"/>
        </table:table-row>
        <table:table-row table:number-rows-repeated="1048438" table:style-name="ro1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Klesti</meta:initial-creator>
    <dc:creator>Klesti</dc:creator>
    <meta:creation-date>2012-07-24T04:09:39Z</meta:creation-date>
    <dc:date>2012-08-03T23:47:35Z</dc:date>
  </office:meta>
</office:document-meta>
</file>